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46000000C72E433CE140B4717E.png" manifest:media-type="image/png"/>
  <manifest:file-entry manifest:full-path="Pictures/1000000100000215000000A802B9B455394383A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bc5d8" officeooo:paragraph-rsid="000bc5d8"/>
    </style:style>
    <style:style style:name="P2" style:family="paragraph" style:parent-style-name="Standard">
      <style:text-properties officeooo:rsid="000bc5d8" officeooo:paragraph-rsid="000bc5d8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>
      <style:text-properties officeooo:rsid="000fd749" officeooo:paragraph-rsid="000fd749"/>
    </style:style>
    <style:style style:name="P6" style:family="paragraph" style:parent-style-name="Standard">
      <style:text-properties officeooo:rsid="000ed777" officeooo:paragraph-rsid="000ed777"/>
    </style:style>
    <style:style style:name="P7" style:family="paragraph" style:parent-style-name="Standard">
      <style:text-properties officeooo:rsid="000fd749" officeooo:paragraph-rsid="000fd749"/>
    </style:style>
    <style:style style:name="P8" style:family="paragraph" style:parent-style-name="Standard">
      <style:text-properties officeooo:paragraph-rsid="000fd749"/>
    </style:style>
    <style:style style:name="P9" style:family="paragraph" style:parent-style-name="Standard">
      <style:text-properties style:font-name="Courier New" fo:font-size="10pt" officeooo:rsid="00102ca7" officeooo:paragraph-rsid="00102ca7" style:font-size-asian="10pt" style:font-size-complex="10pt"/>
    </style:style>
    <style:style style:name="P10" style:family="paragraph" style:parent-style-name="Standard">
      <style:text-properties style:font-name="Courier New" fo:font-size="10pt" officeooo:rsid="000fd749" officeooo:paragraph-rsid="000fd749" style:font-size-asian="10pt" style:font-size-complex="10pt"/>
    </style:style>
    <style:style style:name="P11" style:family="paragraph" style:parent-style-name="Standard">
      <style:text-properties style:font-name="Courier New" fo:font-size="10pt" officeooo:rsid="001124cf" officeooo:paragraph-rsid="001124cf" style:font-size-asian="10pt" style:font-size-complex="10pt"/>
    </style:style>
    <style:style style:name="P12" style:family="paragraph" style:parent-style-name="Standard">
      <style:text-properties style:font-name="Liberation Serif" fo:font-size="12pt" officeooo:rsid="000fd749" officeooo:paragraph-rsid="000fd749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02ca7" officeooo:paragraph-rsid="00102ca7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124cf" officeooo:paragraph-rsid="001124cf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124cf" officeooo:paragraph-rsid="0012a1b2" style:font-size-asian="12pt" style:font-size-complex="12pt"/>
    </style:style>
    <style:style style:name="P16" style:family="paragraph" style:parent-style-name="Standard" style:list-style-name="L3">
      <style:text-properties style:font-name="Liberation Serif" fo:font-size="12pt" officeooo:rsid="001124cf" officeooo:paragraph-rsid="0012a1b2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2a1b2" officeooo:paragraph-rsid="0012a1b2" style:font-size-asian="12pt" style:font-size-complex="12pt"/>
    </style:style>
    <style:style style:name="P18" style:family="paragraph" style:parent-style-name="Standard" style:list-style-name="L3">
      <style:text-properties style:font-name="Liberation Serif" fo:font-size="12pt" officeooo:rsid="0012a1b2" officeooo:paragraph-rsid="0012a1b2" style:font-size-asian="12pt" style:font-size-complex="12pt"/>
    </style:style>
    <style:style style:name="P19" style:family="paragraph" style:parent-style-name="Title">
      <style:text-properties officeooo:rsid="000ed777" officeooo:paragraph-rsid="000ed777"/>
    </style:style>
    <style:style style:name="T1" style:family="text">
      <style:text-properties officeooo:rsid="000ed777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fd749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font-name="Courier New" fo:font-size="10pt" officeooo:rsid="000fd749" style:font-size-asian="10pt" style:font-size-complex="10pt"/>
    </style:style>
    <style:style style:name="T6" style:family="text">
      <style:text-properties officeooo:rsid="0012a1b2"/>
    </style:style>
    <style:style style:name="T7" style:family="text">
      <style:text-properties officeooo:rsid="00146709"/>
    </style:style>
    <style:style style:name="T8" style:family="text">
      <style:text-properties officeooo:rsid="00153f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Objectes 2: Pilotes saltarines</text:p>
      <text:h text:style-name="Heading_20_1" text:outline-level="1">Introducció</text:h>
      <text:p text:style-name="P2">Aquesta activitat <text:span text:style-name="T1">continua amb el tema dels objectes, en aquest cas aplicats a un clàssic de l’animació 2D que és pintar unes pilotes saltarines.</text:span></text:p>
      <text:p text:style-name="P2"/>
      <text:h text:style-name="Heading_20_1" text:outline-level="1">Enunciat</text:h>
      <text:p text:style-name="P6">Donat el codi base <text:a xlink:type="simple" xlink:href="https://drive.google.com/file/d/1NH3YBtt3Do4iKnceI8cB6fcc53ujJoP6/view?usp=sharing" text:style-name="Internet_20_link" text:visited-style-name="Visited_20_Internet_20_Link">aquest</text:a>, teniu que desenvolupar les classes i els mètodes necessaris per tal d’obtenir una animació on hi hagi 20 pilotes de colors aleatoris rebotant per la pantalla contra els extrems del canvas de l’animació.</text:p>
      <text:p text:style-name="P6"/>
      <text:p text:style-name="P7">Crea la classe Pilota en el mòdul pilota.js</text:p>
      <text:p text:style-name="P7"/>
      <text:p text:style-name="P5"><text:span text:style-name="Source_20_Text"><text:span text:style-name="T2">class Pilota{</text:span></text:span></text:p>
      <text:p text:style-name="P5"><text:span text:style-name="Source_20_Text"><text:span text:style-name="T2"><text:tab/>constructor(x, y, velX, velY, color, mida) {</text:span></text:span></text:p>
      <text:p text:style-name="P4"><text:span text:style-name="Source_20_Text"><text:span text:style-name="T2"><text:tab/><text:tab/>...</text:span></text:span></text:p>
      <text:p text:style-name="P4"><text:span text:style-name="Source_20_Text"><text:span text:style-name="T2"><text:tab/></text:span></text:span><text:span text:style-name="Source_20_Text"><text:span text:style-name="T3">}</text:span></text:span></text:p>
      <text:p text:style-name="P4"><text:span text:style-name="Source_20_Text"><text:span text:style-name="T2">}</text:span></text:span></text:p>
      <text:p text:style-name="P7">Importa el mòdul on correspongui</text:p>
      <text:p text:style-name="P7">Converteix l’import del script del index.html en un mòdul</text:p>
      <text:p text:style-name="P7">A la classe Pilota crea-li el mètode dibuixa:</text:p>
      <text:p text:style-name="P7"/>
      <text:p text:style-name="P10">dibuixa(ctx) {</text:p>
      <text:p text:style-name="P10"><text:tab/>ctx.beginPath(); // Per començar a dibuixar formes al canvas</text:p>
      <text:p text:style-name="P8"><text:span text:style-name="T5"><text:tab/></text:span><text:span text:style-name="Source_20_Text"><text:span text:style-name="T4">ctx.fillStyle = this.color; //</text:span></text:span><text:span text:style-name="Source_20_Text"><text:span text:style-name="T5">Color amb que dibuixarem</text:span></text:span></text:p>
      <text:p text:style-name="Preformatted_20_Text"><text:span text:style-name="Source_20_Text"><text:span text:style-name="T4"><text:s text:c="2"/><text:tab/>ctx.arc(this.x, this.y, this.size, 0, 2 * Math.PI); //</text:span></text:span><text:span text:style-name="Source_20_Text"><text:span text:style-name="T5">Dibuix d’un arc</text:span></text:span></text:p>
      <text:p text:style-name="P4"><text:span text:style-name="Source_20_Text"><text:span text:style-name="T4"><text:s text:c="2"/><text:tab/>ctx.fill(); // </text:span></text:span><text:span text:style-name="Source_20_Text"><text:span text:style-name="T5">Finalitza el dibuix i l’omple amb el color ja esmenat</text:span></text:span></text:p>
      <text:p text:style-name="P10">}</text:p>
      <text:p text:style-name="P12"/>
      <text:p text:style-name="P12">Amb aquest mètode cada Pilota pot dibuixar-se a sí mateixa en el context definit anteriorment en el canvas.</text:p>
      <text:p text:style-name="P13">Ara podem provar la Pilota amb:</text:p>
      <text:p text:style-name="P13"/>
      <text:p text:style-name="P9">let Pilota1 = new Pilota(50, 100, 4, 4, "blue", 10);</text:p>
      <text:p text:style-name="P9"/>
      <text:p text:style-name="P11">Pilota1.dibuixa(ctx);</text:p>
      <text:p text:style-name="P12"/>
      <text:p text:style-name="P14">Crea en Pilota el mètode mou() on facis que:</text:p>
      <text:p text:style-name="P14">si la posició x mes la mida de la Pilota es major que l’ample del canvas ha de rebotar</text:p>
      <text:p text:style-name="P14">si la posició x menys la mida de la Pilota es menor que 0 → ha de rebotar</text:p>
      <text:p text:style-name="P14">si la posició y mes la mida de la Pilota és major que l’alçada del canvas ha de rebotar</text:p>
      <text:p text:style-name="P14"><text:soft-page-break/>si la posició y menys la mida de la Pilota és menor que 0 ha de rebotar</text:p>
      <text:p text:style-name="P14"/>
      <text:p text:style-name="P14">a la posició x se li suma la velocitatx</text:p>
      <text:p text:style-name="P14">a la posició y se li suma la velocitaty</text:p>
      <text:p text:style-name="P14"/>
      <text:p text:style-name="P14">Crea un array de Pilota </text:p>
      <text:p text:style-name="P14"/>
      <text:p text:style-name="P15">Fes un<text:span text:style-name="T6">a funció </text:span>loop<text:span text:style-name="T6">()</text:span> on </text:p>
      <text:list xml:id="list3510599867" text:style-name="L3">
        <text:list-item>
          <text:p text:style-name="P16"><text:span text:style-name="T6">Pintis tot el rectangle de la pantalla de negre</text:span></text:p>
        </text:list-item>
        <text:list-item>
          <text:p text:style-name="P16">creis 25 pilotes aleatòries </text:p>
          <text:list>
            <text:list-item>
              <text:p text:style-name="P16">de mides en<text:span text:style-name="T6">1</text:span>tre 10 i 20 </text:p>
            </text:list-item>
            <text:list-item>
              <text:p text:style-name="P18">a una posició aleatòria x entre (0 + mida) i <text:s/>(with – <text:span text:style-name="T7">mida</text:span>)</text:p>
            </text:list-item>
            <text:list-item>
              <text:p text:style-name="P18">a una posició aleatòria y entre (0 + mida) i <text:s/>(height – <text:span text:style-name="T7">mida</text:span>)</text:p>
            </text:list-item>
          </text:list>
        </text:list-item>
        <text:list-item>
          <text:p text:style-name="P18">afegeix les Pilotes al array</text:p>
        </text:list-item>
        <text:list-item>
          <text:p text:style-name="P18">recorre l’array i per cada pilota fes</text:p>
          <text:list>
            <text:list-item>
              <text:p text:style-name="P18">pilota.dibuixa(<text:span text:style-name="T8">ctx</text:span>)</text:p>
            </text:list-item>
            <text:list-item>
              <text:p text:style-name="P18">pilota.mou()</text:p>
            </text:list-item>
          </text:list>
        </text:list-item>
        <text:list-item>
          <text:p text:style-name="P18">Cridis a requestAnimationFrame(loop);</text:p>
        </text:list-item>
      </text:list>
      <text:p text:style-name="P12"/>
      <text:p text:style-name="P17">Per últim afegeix la detecció de col·lisions entre pilotes.</text:p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c5d8" officeooo:paragraph-rsid="000bc5d8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0.134cm" svg:y="-0.596cm" svg:width="3.653cm" svg:height="1.152cm" draw:z-index="1"><draw:image xlink:href="Pictures/1000000100000215000000A802B9B455394383A6.png" xlink:type="simple" xlink:show="embed" xlink:actuate="onLoad" draw:mime-type="image/png"/></draw:frame><draw:frame draw:style-name="Mfr1" draw:name="Imagen2" text:anchor-type="char" svg:x="12.82cm" svg:y="-0.697cm" svg:width="3.898cm" svg:height="1.334cm" draw:z-index="3"><draw:image xlink:href="Pictures/1000000100000246000000C72E433CE140B4717E.png" xlink:type="simple" xlink:show="embed" xlink:actuate="onLoad" draw:mime-type="image/png"/></draw:frame></text:p>
      </style:header>
      <style:footer>
        <text:p text:style-name="MP2"><text:s/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2:20:04.318959921</meta:creation-date>
    <dc:title>ITICBCN Activitat Base</dc:title>
    <meta:editing-duration>PT25M6S</meta:editing-duration>
    <meta:editing-cycles>7</meta:editing-cycles>
    <meta:generator>LibreOffice/7.3.7.2$Linux_X86_64 LibreOffice_project/30$Build-2</meta:generator>
    <dc:date>2024-01-29T13:08:23.631285062</dc:date>
    <meta:document-statistic meta:table-count="0" meta:image-count="2" meta:object-count="0" meta:page-count="2" meta:paragraph-count="45" meta:word-count="378" meta:character-count="2066" meta:non-whitespace-character-count="1722"/>
    <meta:template xlink:type="simple" xlink:actuate="onRequest" xlink:title="ITICBCN Activitat Base" xlink:href="../../../../../../Templates/ITICBCN%20Activitat%20Base.ott" meta:date="2024-01-29T12:20:03.647667109"/>
  </office:meta>
</office:document-meta>
</file>